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350090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50090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e1e9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50090" officeooo:rsid="0030e1e9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text-properties fo:font-size="10.5pt" officeooo:paragraph-rsid="00350090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50090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50090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5009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34cfbd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391da"/>
    </style:style>
    <style:style style:family="text" style:name="T8">
      <style:text-properties officeooo:rsid="00261da0"/>
    </style:style>
    <style:style style:family="text" style:name="T9">
      <style:text-properties fo:background-color="#fff200" fo:color="#ff3333" loext:char-shading-value="0" officeooo:rsid="002391da"/>
    </style:style>
    <style:style style:family="text" style:name="T10">
      <style:text-properties fo:background-color="#fff200" fo:color="#ff3333" loext:char-shading-value="0" officeooo:rsid="002def9c"/>
    </style:style>
    <style:style style:family="text" style:name="T11">
      <style:text-properties officeooo:rsid="002bda3c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font-size="12pt" officeooo:rsid="002391da" style:font-size-asian="12pt" style:font-size-complex="12pt"/>
    </style:style>
    <style:style style:family="text" style:name="T14">
      <style:text-properties fo:font-size="12pt" officeooo:rsid="002c94e5" style:font-size-asian="12pt" style:font-size-complex="12pt"/>
    </style:style>
    <style:style style:family="text" style:name="T15">
      <style:text-properties fo:font-size="12pt" officeooo:rsid="002def9c" style:font-size-asian="12pt" style:font-size-complex="12pt"/>
    </style:style>
    <style:style style:family="text" style:name="T16">
      <style:text-properties officeooo:rsid="00362119"/>
    </style:style>
    <style:style style:family="text" style:name="T17">
      <style:text-properties fo:background-color="#fff200" fo:color="#ce181e" loext:char-shading-value="0" officeooo:rsid="002cf8be"/>
    </style:style>
    <style:style style:family="text" style:name="T18">
      <style:text-properties officeooo:rsid="002def9c"/>
    </style:style>
    <style:style style:family="text" style:name="T19">
      <style:text-properties officeooo:rsid="0031f509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7">VILLE</text:span></text:p>
            <text:p text:style-name="P2">ADRESSE</text:p>
            <text:p text:style-name="P2"/>
            <text:p text:style-name="P15">RECOMMANDÉ</text:p>
          </table:table-cell>
        </table:table-row>
      </table:table>
      <text:p text:style-name="P12"/>
      <text:p text:style-name="P4">Transmis<text:span text:style-name="T8">sion</text:span> <text:span text:style-name="T19">de l'avis d'enquête publique</text:span></text:p>
      <text:p text:style-name="P5">d'un permis d'environnement</text:p>
      <text:p text:style-name="P3"/>
      <text:p text:style-name="P16"><text:span text:style-name="T2"/></text:p>
      <text:p text:style-name="P6"/>
      <text:p text:style-name="P7"><office:annotation><dc:creator>Gauthier Bastien</dc:creator><dc:date>2011-02-16T16:12:24</dc:date><text:p text:style-name="P17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4">Monsieur</text:span><text:span text:style-name="T13"> l</text:span><text:span text:style-name="T14">e</text:span><text:span text:style-name="T13"> Fonctionnaire </text:span><text:span text:style-name="T15">T</text:span><text:span text:style-name="T13">echnique</text:span><text:span text:style-name="T12">,</text:span></text:p>
      <text:p text:style-name="P10"/>
      <text:p text:style-name="P11">Conformément au prescrit <text:span text:style-name="T7">du Code de l'Environnement et à votre courrier </text:span><text:span text:style-name="T9">du X</text:span><text:span text:style-name="T10">X/XX</text:span>, nous vous prions de trouver, sous ce pli, <text:span text:style-name="T11">l'avis d'enquête publique réalisée dans le cadre du projet rep</text:span>ris sous rubrique.</text:p>
      <text:p text:style-name="P11"/>
      <text:p text:style-name="P11">Nous vous en souhaitons bonne réception et nous vous prions d'agréer, <text:span text:style-name="T18">Monsieur le Fonctionnaire Technique</text:span>, nos salutations distinguées.</text:p>
      <text:p text:style-name="P11"/>
      <text:p text:style-name="P8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350090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50090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e1e9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50090" officeooo:rsid="0030e1e9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text-properties fo:font-size="10.5pt" officeooo:paragraph-rsid="00350090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50090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50090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5009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34cfbd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391da"/>
    </style:style>
    <style:style style:family="text" style:name="T8">
      <style:text-properties officeooo:rsid="00261da0"/>
    </style:style>
    <style:style style:family="text" style:name="T9">
      <style:text-properties fo:background-color="#fff200" fo:color="#ff3333" loext:char-shading-value="0" officeooo:rsid="002391da"/>
    </style:style>
    <style:style style:family="text" style:name="T10">
      <style:text-properties fo:background-color="#fff200" fo:color="#ff3333" loext:char-shading-value="0" officeooo:rsid="002def9c"/>
    </style:style>
    <style:style style:family="text" style:name="T11">
      <style:text-properties officeooo:rsid="002bda3c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font-size="12pt" officeooo:rsid="002391da" style:font-size-asian="12pt" style:font-size-complex="12pt"/>
    </style:style>
    <style:style style:family="text" style:name="T14">
      <style:text-properties fo:font-size="12pt" officeooo:rsid="002c94e5" style:font-size-asian="12pt" style:font-size-complex="12pt"/>
    </style:style>
    <style:style style:family="text" style:name="T15">
      <style:text-properties fo:font-size="12pt" officeooo:rsid="002def9c" style:font-size-asian="12pt" style:font-size-complex="12pt"/>
    </style:style>
    <style:style style:family="text" style:name="T16">
      <style:text-properties officeooo:rsid="00362119"/>
    </style:style>
    <style:style style:family="text" style:name="T17">
      <style:text-properties fo:background-color="#fff200" fo:color="#ce181e" loext:char-shading-value="0" officeooo:rsid="002cf8be"/>
    </style:style>
    <style:style style:family="text" style:name="T18">
      <style:text-properties officeooo:rsid="002def9c"/>
    </style:style>
    <style:style style:family="text" style:name="T19">
      <style:text-properties officeooo:rsid="0031f509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7">VILLE</text:span></text:p>
            <text:p text:style-name="P2">ADRESSE</text:p>
            <text:p text:style-name="P2"/>
            <text:p text:style-name="P15">RECOMMANDÉ</text:p>
          </table:table-cell>
        </table:table-row>
      </table:table>
      <text:p text:style-name="P12"/>
      <text:p text:style-name="P4">Transmis<text:span text:style-name="T8">sion</text:span> <text:span text:style-name="T19">de l'avis d'enquête publique</text:span></text:p>
      <text:p text:style-name="P5">d'un permis d'environnement</text:p>
      <text:p text:style-name="P3"/>
      <text:p text:style-name="P16"><text:span text:style-name="T2"/></text:p>
      <text:p text:style-name="P6"/>
      <text:p text:style-name="P7"><office:annotation><dc:creator>Gauthier Bastien</dc:creator><dc:date>2011-02-16T16:12:24</dc:date><text:p text:style-name="P17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4">Monsieur</text:span><text:span text:style-name="T13"> l</text:span><text:span text:style-name="T14">e</text:span><text:span text:style-name="T13"> Fonctionnaire </text:span><text:span text:style-name="T15">T</text:span><text:span text:style-name="T13">echnique</text:span><text:span text:style-name="T12">,</text:span></text:p>
      <text:p text:style-name="P10"/>
      <text:p text:style-name="P11">Conformément au prescrit <text:span text:style-name="T7">du Code de l'Environnement et à votre courrier </text:span><text:span text:style-name="T9">du X</text:span><text:span text:style-name="T10">X/XX</text:span>, nous vous prions de trouver, sous ce pli, <text:span text:style-name="T11">l'avis d'enquête publique réalisée dans le cadre du projet rep</text:span>ris sous rubrique.</text:p>
      <text:p text:style-name="P11"/>
      <text:p text:style-name="P11">Nous vous en souhaitons bonne réception et nous vous prions d'agréer, <text:span text:style-name="T18">Monsieur le Fonctionnaire Technique</text:span>, nos salutations distinguées.</text:p>
      <text:p text:style-name="P11"/>
      <text:p text:style-name="P8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350090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50090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e1e9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50090" officeooo:rsid="0030e1e9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text-properties fo:font-size="10.5pt" officeooo:paragraph-rsid="00350090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50090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50090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5009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34cfbd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391da"/>
    </style:style>
    <style:style style:family="text" style:name="T8">
      <style:text-properties officeooo:rsid="00261da0"/>
    </style:style>
    <style:style style:family="text" style:name="T9">
      <style:text-properties fo:background-color="#fff200" fo:color="#ff3333" loext:char-shading-value="0" officeooo:rsid="002391da"/>
    </style:style>
    <style:style style:family="text" style:name="T10">
      <style:text-properties fo:background-color="#fff200" fo:color="#ff3333" loext:char-shading-value="0" officeooo:rsid="002def9c"/>
    </style:style>
    <style:style style:family="text" style:name="T11">
      <style:text-properties officeooo:rsid="002bda3c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font-size="12pt" officeooo:rsid="002391da" style:font-size-asian="12pt" style:font-size-complex="12pt"/>
    </style:style>
    <style:style style:family="text" style:name="T14">
      <style:text-properties fo:font-size="12pt" officeooo:rsid="002c94e5" style:font-size-asian="12pt" style:font-size-complex="12pt"/>
    </style:style>
    <style:style style:family="text" style:name="T15">
      <style:text-properties fo:font-size="12pt" officeooo:rsid="002def9c" style:font-size-asian="12pt" style:font-size-complex="12pt"/>
    </style:style>
    <style:style style:family="text" style:name="T16">
      <style:text-properties officeooo:rsid="00362119"/>
    </style:style>
    <style:style style:family="text" style:name="T17">
      <style:text-properties fo:background-color="#fff200" fo:color="#ce181e" loext:char-shading-value="0" officeooo:rsid="002cf8be"/>
    </style:style>
    <style:style style:family="text" style:name="T18">
      <style:text-properties officeooo:rsid="002def9c"/>
    </style:style>
    <style:style style:family="text" style:name="T19">
      <style:text-properties officeooo:rsid="0031f509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7">VILLE</text:span></text:p>
            <text:p text:style-name="P2">ADRESSE</text:p>
            <text:p text:style-name="P2"/>
            <text:p text:style-name="P15">RECOMMANDÉ</text:p>
          </table:table-cell>
        </table:table-row>
      </table:table>
      <text:p text:style-name="P12"/>
      <text:p text:style-name="P4">Transmis<text:span text:style-name="T8">sion</text:span> <text:span text:style-name="T19">de l'avis d'enquête publique</text:span></text:p>
      <text:p text:style-name="P5">d'un permis d'environnement</text:p>
      <text:p text:style-name="P3"/>
      <text:p text:style-name="P16"><text:span text:style-name="T2"/></text:p>
      <text:p text:style-name="P6"/>
      <text:p text:style-name="P7"><office:annotation><dc:creator>Gauthier Bastien</dc:creator><dc:date>2011-02-16T16:12:24</dc:date><text:p text:style-name="P17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4">Monsieur</text:span><text:span text:style-name="T13"> l</text:span><text:span text:style-name="T14">e</text:span><text:span text:style-name="T13"> Fonctionnaire </text:span><text:span text:style-name="T15">T</text:span><text:span text:style-name="T13">echnique</text:span><text:span text:style-name="T12">,</text:span></text:p>
      <text:p text:style-name="P10"/>
      <text:p text:style-name="P11">Conformément au prescrit <text:span text:style-name="T7">du Code de l'Environnement et à votre courrier </text:span><text:span text:style-name="T9">du X</text:span><text:span text:style-name="T10">X/XX</text:span>, nous vous prions de trouver, sous ce pli, <text:span text:style-name="T11">l'avis d'enquête publique réalisée dans le cadre du projet rep</text:span>ris sous rubrique.</text:p>
      <text:p text:style-name="P11"/>
      <text:p text:style-name="P11">Nous vous en souhaitons bonne réception et nous vous prions d'agréer, <text:span text:style-name="T18">Monsieur le Fonctionnaire Technique</text:span>, nos salutations distinguées.</text:p>
      <text:p text:style-name="P11"/>
      <text:p text:style-name="P8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350090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50090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e1e9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50090" officeooo:rsid="0030e1e9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text-properties fo:font-size="10.5pt" officeooo:paragraph-rsid="00350090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50090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50090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5009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34cfbd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391da"/>
    </style:style>
    <style:style style:family="text" style:name="T8">
      <style:text-properties officeooo:rsid="00261da0"/>
    </style:style>
    <style:style style:family="text" style:name="T9">
      <style:text-properties fo:background-color="#fff200" fo:color="#ff3333" loext:char-shading-value="0" officeooo:rsid="002391da"/>
    </style:style>
    <style:style style:family="text" style:name="T10">
      <style:text-properties fo:background-color="#fff200" fo:color="#ff3333" loext:char-shading-value="0" officeooo:rsid="002def9c"/>
    </style:style>
    <style:style style:family="text" style:name="T11">
      <style:text-properties officeooo:rsid="002bda3c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font-size="12pt" officeooo:rsid="002391da" style:font-size-asian="12pt" style:font-size-complex="12pt"/>
    </style:style>
    <style:style style:family="text" style:name="T14">
      <style:text-properties fo:font-size="12pt" officeooo:rsid="002c94e5" style:font-size-asian="12pt" style:font-size-complex="12pt"/>
    </style:style>
    <style:style style:family="text" style:name="T15">
      <style:text-properties fo:font-size="12pt" officeooo:rsid="002def9c" style:font-size-asian="12pt" style:font-size-complex="12pt"/>
    </style:style>
    <style:style style:family="text" style:name="T16">
      <style:text-properties officeooo:rsid="00362119"/>
    </style:style>
    <style:style style:family="text" style:name="T17">
      <style:text-properties fo:background-color="#fff200" fo:color="#ce181e" loext:char-shading-value="0" officeooo:rsid="002cf8be"/>
    </style:style>
    <style:style style:family="text" style:name="T18">
      <style:text-properties officeooo:rsid="002def9c"/>
    </style:style>
    <style:style style:family="text" style:name="T19">
      <style:text-properties officeooo:rsid="0031f509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7">VILLE</text:span></text:p>
            <text:p text:style-name="P2">ADRESSE</text:p>
            <text:p text:style-name="P2"/>
            <text:p text:style-name="P15">RECOMMANDÉ</text:p>
          </table:table-cell>
        </table:table-row>
      </table:table>
      <text:p text:style-name="P12"/>
      <text:p text:style-name="P4">Transmis<text:span text:style-name="T8">sion</text:span> <text:span text:style-name="T19">de l'avis d'enquête publique</text:span></text:p>
      <text:p text:style-name="P5">d'un permis d'environnement</text:p>
      <text:p text:style-name="P3"/>
      <text:p text:style-name="P16"><text:span text:style-name="T2"/></text:p>
      <text:p text:style-name="P6"/>
      <text:p text:style-name="P7"><office:annotation><dc:creator>Gauthier Bastien</dc:creator><dc:date>2011-02-16T16:12:24</dc:date><text:p text:style-name="P17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4">Monsieur</text:span><text:span text:style-name="T13"> l</text:span><text:span text:style-name="T14">e</text:span><text:span text:style-name="T13"> Fonctionnaire </text:span><text:span text:style-name="T15">T</text:span><text:span text:style-name="T13">echnique</text:span><text:span text:style-name="T12">,</text:span></text:p>
      <text:p text:style-name="P10"/>
      <text:p text:style-name="P11">Conformément au prescrit <text:span text:style-name="T7">du Code de l'Environnement et à votre courrier </text:span><text:span text:style-name="T9">du X</text:span><text:span text:style-name="T10">X/XX</text:span>, nous vous prions de trouver, sous ce pli, <text:span text:style-name="T11">l'avis d'enquête publique réalisée dans le cadre du projet rep</text:span>ris sous rubrique.</text:p>
      <text:p text:style-name="P11"/>
      <text:p text:style-name="P11">Nous vous en souhaitons bonne réception et nous vous prions d'agréer, <text:span text:style-name="T18">Monsieur le Fonctionnaire Technique</text:span>, nos salutations distinguées.</text:p>
      <text:p text:style-name="P11"/>
      <text:p text:style-name="P8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4:01.942881244</dc:date>
    <dc:language>fr-FR</dc:language>
    <meta:editing-cycles>114</meta:editing-cycles>
    <meta:editing-duration>P1DT9H20M44S</meta:editing-duration>
    <meta:document-statistic meta:table-count="1" meta:image-count="0" meta:object-count="0" meta:page-count="1" meta:paragraph-count="15" meta:word-count="117" meta:character-count="853" meta:non-whitespace-character-count="766"/>
    <meta:user-defined meta:name="Info 1"/>
    <meta:user-defined meta:name="Info 2"/>
    <meta:user-defined meta:name="Info 3"/>
    <meta:user-defined meta:name="Info 4"/>
  </office:meta>
</office:document-meta>
</file>